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14cm" fo:min-width="2.803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84cm" fo:min-width="3.819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578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8cm" fo:min-width="2.803cm"/>
    </style:style>
    <style:style style:name="gr11" style:family="graphic" style:parent-style-name="standard">
      <style:graphic-properties draw:textarea-horizontal-align="justify" draw:textarea-vertical-align="middle" draw:auto-grow-height="false" fo:min-height="1.783cm" fo:min-width="2.746cm"/>
    </style:style>
    <style:style style:name="gr12" style:family="graphic" style:parent-style-name="standard">
      <style:graphic-properties draw:textarea-horizontal-align="justify" draw:textarea-vertical-align="middle" draw:auto-grow-height="false" fo:min-height="1.356cm" fo:min-width="8.218cm"/>
    </style:style>
    <style:style style:name="gr13" style:family="graphic" style:parent-style-name="standard">
      <style:graphic-properties draw:textarea-horizontal-align="justify" draw:textarea-vertical-align="middle" draw:auto-grow-height="false" fo:min-height="1.546cm" fo:min-width="1.836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textarea-horizontal-align="justify" draw:textarea-vertical-align="middle" draw:auto-grow-height="false" fo:min-height="2.208cm" fo:min-width="9.915cm"/>
    </style:style>
    <style:style style:name="gr17" style:family="graphic" style:parent-style-name="standard">
      <style:graphic-properties draw:textarea-horizontal-align="justify" draw:textarea-vertical-align="middle" draw:auto-grow-height="false" fo:min-height="1.114cm" fo:min-width="2.803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798cm" fo:min-width="3.311cm"/>
    </style:style>
    <style:style style:name="gr19" style:family="graphic" style:parent-style-name="standard">
      <style:graphic-properties draw:textarea-horizontal-align="justify" draw:textarea-vertical-align="middle" draw:auto-grow-height="false" fo:min-height="1.906cm" fo:min-width="2.016cm"/>
    </style:style>
    <style:style style:name="gr20" style:family="graphic" style:parent-style-name="standard">
      <style:graphic-properties draw:textarea-horizontal-align="justify" draw:textarea-vertical-align="middle" draw:auto-grow-height="false" fo:min-height="2.102cm" fo:min-width="7.968cm" fo:wrap-option="no-wrap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17cm" svg:y="4.737cm" presentation:class="title" presentation:user-transformed="true">
          <draw:text-box>
            <text:p>IArar-IV</text:p>
          </draw:text-box>
        </draw:frame>
        <draw:frame draw:style-name="gr1" draw:text-style-name="P1" draw:layer="layout" svg:width="8.89cm" svg:height="0.962cm" svg:x="2.54cm" svg:y="7.366cm">
          <draw:text-box>
            <text:p>Don’t hate, iterate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</text:p>
          </draw:text-box>
        </draw:frame>
        <draw:custom-shape draw:style-name="gr3" draw:text-style-name="P3" draw:layer="layout" svg:width="3.302cm" svg:height="2.585cm" svg:x="2.032cm" svg:y="3.511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3" xml:id="id1" draw:id="id1" draw:layer="layout" svg:width="5.588cm" svg:height="2.286cm" svg:x="8.89cm" svg:y="3.556cm">
          <text:p text:style-name="P3">Clean</text:p>
          <text:p text:style-name="P3">+</text:p>
          <text:p text:style-name="P3">Ground Trut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5.334cm" svg:y1="4.826cm" svg:x2="8.89cm" svg:y2="4.826cm">
          <text:p/>
        </draw:line>
        <draw:custom-shape draw:style-name="gr6" draw:text-style-name="P3" xml:id="id3" draw:id="id3" draw:layer="layout" svg:width="4.318cm" svg:height="3.093cm" svg:x="19.558cm" svg:y="3.257cm">
          <text:p text:style-name="P3">Vocabulary</text:p>
          <text:p text:style-name="P3">dictiona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14.478cm" svg:y1="4.826cm" svg:x2="19.558cm" svg:y2="4.826cm">
          <text:p/>
        </draw:line>
        <draw:custom-shape draw:style-name="gr7" draw:text-style-name="P3" draw:layer="layout" svg:width="3.81cm" svg:height="3.048cm" svg:x="9.752cm" svg:y="8.89cm">
          <text:p text:style-name="P3">Word</text:p>
          <text:p text:style-name="P3">Embeding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8" draw:text-style-name="P3" xml:id="id2" draw:id="id2" draw:layer="layout" svg:width="1.524cm" svg:height="1.016cm" svg:x="10.922cm" svg:y="6.604cm">
          <text:p text:style-name="P3">SAM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1.684cm" svg:y1="5.842cm" svg:x2="11.684cm" svg:y2="6.604cm" draw:start-shape="id1" draw:start-glue-point="6" draw:end-shape="id2" draw:end-glue-point="4" svg:d="M11684 5842v762" svg:viewBox="0 0 1 763">
          <text:p/>
        </draw:connector>
        <draw:connector draw:style-name="gr9" draw:text-style-name="P3" draw:layer="layout" draw:line-skew="-0.248cm" svg:x1="12.223cm" svg:y1="7.472cm" svg:x2="21.717cm" svg:y2="6.35cm" draw:start-shape="id2" draw:start-glue-point="9" draw:end-shape="id3" draw:end-glue-point="7" svg:d="M12223 7472v402h9494v-1524" svg:viewBox="0 0 9495 1525">
          <text:p/>
        </draw:connector>
        <draw:line draw:style-name="gr5" draw:text-style-name="P4" draw:layer="layout" svg:x1="11.684cm" svg:y1="7.62cm" svg:x2="11.684cm" svg:y2="8.89cm">
          <text:p/>
        </draw:line>
        <draw:custom-shape draw:style-name="gr10" draw:text-style-name="P3" draw:layer="layout" svg:width="3.302cm" svg:height="2.286cm" svg:x="16.51cm" svg:y="9.144cm">
          <text:p text:style-name="P3">Vectorized</text:p>
          <text:p text:style-name="P3">Twee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4" draw:layer="layout" svg:x1="12.7cm" svg:y1="10.414cm" svg:x2="16.51cm" svg:y2="10.414cm">
          <text:p/>
        </draw:line>
        <draw:custom-shape draw:style-name="gr11" draw:text-style-name="P3" xml:id="id4" draw:id="id4" draw:layer="layout" svg:width="5.334cm" svg:height="2.032cm" svg:x="21.082cm" svg:y="9.144cm">
          <text:p text:style-name="P3">LSTM - 10K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4" draw:layer="layout" svg:x1="19.812cm" svg:y1="10.16cm" svg:x2="21.844cm" svg:y2="10.16cm">
          <text:p/>
        </draw:line>
        <draw:custom-shape draw:style-name="gr12" draw:text-style-name="P3" xml:id="id5" draw:id="id5" draw:layer="layout" svg:width="8.89cm" svg:height="1.778cm" svg:x="13.562cm" svg:y="12.805cm">
          <text:p text:style-name="P3">Dropout + FCLayer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3.749cm" svg:y1="11.176cm" svg:x2="22.452cm" svg:y2="13.694cm" draw:start-shape="id4" draw:start-glue-point="8" draw:end-shape="id5" draw:end-glue-point="1" svg:d="M23749 11176v2518h-1297" svg:viewBox="0 0 1298 2519">
          <text:p/>
        </draw:connector>
        <draw:custom-shape draw:style-name="gr13" draw:text-style-name="P3" xml:id="id6" draw:id="id6" draw:layer="layout" svg:width="3.302cm" svg:height="2.54cm" svg:x="6.096cm" svg:y="12.446cm">
          <text:p text:style-name="P3">Binary</text:p>
          <text:p text:style-name="P3">Cla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462cm" svg:y1="13.716cm" svg:x2="9.398cm" svg:y2="13.716cm">
          <text:p/>
        </draw:line>
        <draw:custom-shape draw:style-name="gr14" draw:text-style-name="P3" xml:id="id7" draw:id="id7" draw:layer="layout" svg:width="5.08cm" svg:height="3.556cm" svg:x="2.032cm" svg:y="7.366cm">
          <text:p text:style-name="P3">BCELos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3" draw:layer="layout" svg:x1="6.096cm" svg:y1="13.716cm" svg:x2="4.572cm" svg:y2="10.922cm" draw:start-shape="id6" draw:start-glue-point="6" draw:end-shape="id7" draw:end-glue-point="6" svg:d="M6096 13716h-1524v-2794" svg:viewBox="0 0 1525 2795">
          <text:p/>
        </draw:connector>
        <draw:connector draw:style-name="gr9" draw:text-style-name="P3" draw:layer="layout" svg:x1="10.922cm" svg:y1="7.112cm" svg:x2="7.112cm" svg:y2="9.144cm" draw:start-shape="id2" draw:start-glue-point="6" draw:end-shape="id7" draw:end-glue-point="7" svg:d="M10922 7112h-2153v2032h-1657" svg:viewBox="0 0 3811 2033">
          <text:p/>
        </draw:connecto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set</text:p>
          </draw:text-box>
        </draw:frame>
        <draw:frame draw:style-name="gr1" draw:text-style-name="P1" draw:layer="layout" svg:width="11.938cm" svg:height="0.962cm" svg:x="1.036cm" svg:y="3.639cm">
          <draw:text-box>
            <text:p>20K Hate speech Tweets. </text:p>
          </draw:text-box>
        </draw:frame>
        <draw:frame draw:style-name="gr15" draw:text-style-name="P1" draw:layer="layout" svg:width="7.82cm" svg:height="1.673cm" svg:x="1.07cm" svg:y="5.08cm">
          <draw:text-box>
            <text:p>20K Wholesome Tweets.</text:p>
          </draw:text-box>
        </draw:frame>
        <draw:custom-shape draw:style-name="gr16" draw:text-style-name="P3" draw:layer="layout" svg:width="10.414cm" svg:height="2.457cm" svg:x="9.144cm" svg:y="3.639cm">
          <text:p text:style-name="P3">95% for training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3" draw:layer="layout" svg:width="3.302cm" svg:height="2.585cm" svg:x="21.59cm" svg:y="3.003cm">
          <text:p text:style-name="P3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3" draw:layer="layout" svg:width="3.81cm" svg:height="4.572cm" svg:x="21.336cm" svg:y="6.35cm">
          <text:p text:style-name="P3">Parse</text:p>
          <text:p text:style-name="P3">Clean</text:p>
          <text:p text:style-name="P3">Translate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9" draw:text-style-name="P3" draw:layer="layout" svg:width="3.556cm" svg:height="3.048cm" svg:x="21.59cm" svg:y="11.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3" draw:layer="layout" svg:width="9.144cm" svg:height="2.54cm" svg:x="11.684cm" svg:y="8.89cm">
          <text:p text:style-name="P3">How do we get relevant text</text:p>
          <draw:enhanced-geometry svg:viewBox="0 0 21600 21600" draw:text-areas="800 800 20800 20800" draw:type="round-rectangular-callout" draw:modifiers="22726.6484417715 34044.8642266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big deal</text:p>
          </draw:text-box>
        </draw:frame>
        <draw:frame draw:style-name="gr15" draw:text-style-name="P1" draw:layer="layout" svg:width="2.794cm" svg:height="1.673cm" svg:x="13.462cm" svg:y="6.858cm">
          <draw:text-box>
            <text:p>time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6T05:39:48.961172685</meta:creation-date>
    <dc:date>2019-10-06T06:46:38.644543081</dc:date>
    <meta:editing-duration>PT9M36S</meta:editing-duration>
    <meta:editing-cycles>2</meta:editing-cycles>
    <meta:generator>LibreOffice/6.0.7.3$Linux_X86_64 LibreOffice_project/00m0$Build-3</meta:generator>
    <meta:document-statistic meta:object-count="63"/>
  </office:meta>
</office:document-meta>
</file>